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204C69615BA3B8C6738.png" manifest:media-type="image/png"/>
  <manifest:file-entry manifest:full-path="Pictures/10000201000001C6000001D056C95E74B0AF97F6.png" manifest:media-type="image/png"/>
  <manifest:file-entry manifest:full-path="Pictures/10000201000001D4000000ECD3648A98167DB06B.png" manifest:media-type="image/png"/>
  <manifest:file-entry manifest:full-path="Pictures/10000201000001CA00000246C65F5BF6BC264746.png" manifest:media-type="image/png"/>
  <manifest:file-entry manifest:full-path="Pictures/10000201000001D800000150577AC7491433D528.png" manifest:media-type="image/png"/>
  <manifest:file-entry manifest:full-path="Pictures/10000201000001C6000000B2D0FEA3B6B81B3CC6.png" manifest:media-type="image/png"/>
  <manifest:file-entry manifest:full-path="Pictures/1000020100000614000003AC540CD0413CACD5F6.png" manifest:media-type="image/png"/>
  <manifest:file-entry manifest:full-path="Pictures/100002010000061A000003AA466CE372C7EE7BED.png" manifest:media-type="image/png"/>
  <manifest:file-entry manifest:full-path="Pictures/10000201000005BA000003123CD7B746EF719DB2.png" manifest:media-type="image/png"/>
  <manifest:file-entry manifest:full-path="Pictures/100002010000012C000000695A32E07366ABFB0E.png" manifest:media-type="image/png"/>
  <manifest:file-entry manifest:full-path="Pictures/1000020100000618000003AA2BD056D8B387BD49.png" manifest:media-type="image/png"/>
  <manifest:file-entry manifest:full-path="Pictures/10000201000003E0000001A124A82607980BC2CB.png" manifest:media-type="image/png"/>
  <manifest:file-entry manifest:full-path="Pictures/1000020100000618000003A8320B52568B2A6EFC.png" manifest:media-type="image/png"/>
  <manifest:file-entry manifest:full-path="Pictures/10000201000003E0000000CADF47E2973086D189.png" manifest:media-type="image/png"/>
  <manifest:file-entry manifest:full-path="Pictures/1000020100000181000000D70C2D5777CFF05846.png" manifest:media-type="image/png"/>
  <manifest:file-entry manifest:full-path="Pictures/10000201000003D400000264D04C2D7F41E05B82.png" manifest:media-type="image/png"/>
  <manifest:file-entry manifest:full-path="Pictures/10000201000003D0000002DED25659647BC86163.png" manifest:media-type="image/png"/>
  <manifest:file-entry manifest:full-path="Pictures/10000201000002A800000210273BD332BE8BD9A4.png" manifest:media-type="image/png"/>
  <manifest:file-entry manifest:full-path="Pictures/10000201000005BA0000031213EFFCA81408F2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133cm" fo:min-width="9.5cm" fo:wrap-option="wrap"/>
    </style:style>
    <style:style style:name="gr8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0.851cm" fo:padding-top="0.15cm" fo:padding-bottom="0.15cm" fo:padding-left="0.9cm" fo:padding-right="0.275cm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1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12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1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866cm" fo:min-width="2.066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686cm" fo:min-width="2.591cm" fo:padding-top="0.225cm" fo:padding-bottom="0.225cm" fo:padding-left="0.35cm" fo:padding-right="0.35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5.656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797cm" fo:min-width="2.228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524cm" fo:min-width="2.609cm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8.926cm" fo:min-width="6.491cm" fo:padding-top="0.225cm" fo:padding-bottom="0.225cm" fo:padding-left="0.35cm" fo:padding-right="0.35cm"/>
    </style:style>
    <style:style style:name="gr2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918cm" fo:min-width="15.562cm" fo:padding-top="0.15cm" fo:padding-bottom="0.15cm" fo:padding-left="0.275cm" fo:padding-right="0.275cm" fo:wrap-option="wrap" draw:shadow-opacity="80%"/>
    </style:style>
    <style:style style:name="gr23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-color="#83cc83" draw:textarea-horizontal-align="justify" draw:textarea-vertical-align="middle" draw:auto-grow-height="false" fo:min-height="0.662cm" fo:min-width="4.825cm"/>
    </style:style>
    <style:style style:name="gr2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9.534cm" fo:min-width="0.874cm" fo:padding-top="0.225cm" fo:padding-bottom="0.225cm" fo:padding-left="0.35cm" fo:padding-right="0.35cm"/>
    </style:style>
    <style:style style:name="gr2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04cm" fo:min-width="20.749cm" fo:padding-top="0.15cm" fo:padding-bottom="0.15cm" fo:padding-left="0.275cm" fo:padding-right="0.275cm" fo:wrap-option="wrap" draw:shadow-opacity="80%"/>
    </style:style>
    <style:style style:name="gr2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089cm" fo:min-width="0.878cm" fo:padding-top="0.225cm" fo:padding-bottom="0.225cm" fo:padding-left="0.35cm" fo:padding-right="0.35cm"/>
    </style:style>
    <style:style style:name="gr28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3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8.635cm" fo:min-width="10.497cm" fo:padding-top="0.15cm" fo:padding-bottom="0.15cm" fo:padding-left="0.275cm" fo:padding-right="0.275cm" fo:wrap-option="wrap" draw:shadow-opacity="80%"/>
    </style:style>
    <style:style style:name="gr3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44cm" fo:min-width="16.214cm" fo:padding-top="0.15cm" fo:padding-bottom="0.15cm" fo:padding-left="0.275cm" fo:padding-right="0.275cm" fo:wrap-option="wrap" draw:shadow-opacity="80%"/>
    </style:style>
    <style:style style:name="gr3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725cm" fo:min-width="12.115cm" fo:padding-top="0.225cm" fo:padding-bottom="0.225cm" fo:padding-left="0.35cm" fo:padding-right="0.35cm"/>
    </style:style>
    <style:style style:name="gr3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0.217cm" fo:min-width="11.225cm" fo:padding-top="0.15cm" fo:padding-bottom="0.15cm" fo:padding-left="0.275cm" fo:padding-right="0.275cm" fo:wrap-option="wrap" draw:shadow-opacity="80%"/>
    </style:style>
    <style:style style:name="gr3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5.423cm" fo:min-width="12.106cm" fo:padding-top="0.15cm" fo:padding-bottom="0.15cm" fo:padding-left="0.275cm" fo:padding-right="0.275cm" fo:wrap-option="wrap" draw:shadow-opacity="80%"/>
    </style:style>
    <style:style style:name="gr35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179cm" fo:min-width="11.066cm" fo:padding-top="0.225cm" fo:padding-bottom="0.225cm" fo:padding-left="0.35cm" fo:padding-right="0.35cm"/>
    </style:style>
    <style:style style:name="gr3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588cm" fo:min-width="20.269cm" fo:padding-top="0.15cm" fo:padding-bottom="0.15cm" fo:padding-left="0.275cm" fo:padding-right="0.275cm" fo:wrap-option="wrap" draw:shadow-opacity="80%"/>
    </style:style>
    <style:style style:name="gr3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187cm" fo:min-width="12.6cm" fo:padding-top="0.15cm" fo:padding-bottom="0.15cm" fo:padding-left="0.275cm" fo:padding-right="0.275cm" fo:wrap-option="wrap" draw:shadow-opacity="80%"/>
    </style:style>
    <style:style style:name="gr38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179cm" fo:min-width="10.479cm" fo:padding-top="0.225cm" fo:padding-bottom="0.225cm" fo:padding-left="0.35cm" fo:padding-right="0.35cm"/>
    </style:style>
    <style:style style:name="pr1" style:family="presentation" style:parent-style-name="top-title">
      <style:graphic-properties fo:min-height="3.143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fo:min-height="3.541cm"/>
    </style:style>
    <style:style style:name="pr7" style:family="presentation" style:parent-style-name="Question01_20_h1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r10" style:family="presentation" style:parent-style-name="Answer-title">
      <style:graphic-properties fo:min-height="2.834cm"/>
    </style:style>
    <style:style style:name="pr11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3cc83"/>
      <style:paragraph-properties fo:text-align="center"/>
      <style:text-properties fo:color="#ffffff"/>
    </style:style>
    <style:style style:name="P12" style:family="paragraph">
      <loext:graphic-properties draw:fill-color="#ffffff"/>
      <style:text-properties style:font-size-asian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fo:color="#94bd5e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7" style:family="paragraph">
      <loext:graphic-properties draw:fill-color="#ffffff"/>
      <style:text-properties style:font-size-asian="20pt"/>
    </style:style>
    <style:style style:name="P18" style:family="paragraph">
      <style:text-properties style:font-name="Migu 1C" style:font-name-asian="Migu 1C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21" style:family="paragraph">
      <loext:graphic-properties draw:fill-color="#ffffff"/>
      <style:text-properties fo:font-size="20pt" style:font-size-asian="2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83cc83"/>
      <style:paragraph-properties fo:text-align="center"/>
    </style:style>
    <style:style style:name="P24" style:family="paragraph">
      <loext:graphic-properties draw:fill="solid" draw:fill-color="#83cc8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solid" draw:fill-color="#83cc83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28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666666" style:font-name="Migu 1C" fo:font-size="24pt" style:font-name-asian="Migu 1C" style:font-size-asian="24pt" style:font-size-complex="24pt"/>
    </style:style>
    <style:style style:name="T11" style:family="text">
      <style:text-properties style:font-name="Migu 1C" fo:font-size="48pt" style:font-name-asian="Migu 1C" style:font-size-asian="48pt" style:font-size-complex="48pt"/>
    </style:style>
    <style:style style:name="T12" style:family="text">
      <style:text-properties fo:color="#279227" style:font-name="Migu 1C" fo:font-size="32pt" style:font-name-asian="Migu 1C" style:font-size-asian="32pt" style:font-size-complex="32pt"/>
    </style:style>
    <style:style style:name="T1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8.404cm" svg:height="3.143cm" svg:x="0.6cm" svg:y="-0.159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まちがいさがしゲームを</text:span><text:span text:style-name="T2"><text:line-break/></text:span><text:span text:style-name="T2">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5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7" draw:layer="layout" svg:width="25.8cm" svg:height="4.181cm" svg:x="2.2cm" svg:y="6cm">
          <draw:text-box>
            <text:p text:style-name="P6"><text:span text:style-name="T4">「まちがいさがし」</text:span></text:p>
          </draw:text-box>
        </draw:frame>
        <draw:frame draw:style-name="gr4" draw:text-style-name="P8" draw:layer="layout" svg:width="12.2cm" svg:height="10.88cm" svg:x="14.78cm" svg:y="8.32cm">
          <draw:text-box>
            <text:p><text:span text:style-name="T5">●</text:span><text:span text:style-name="T5">左の絵とまちがっている部分を右の絵の中でクリックする</text:span></text:p>
            <text:p><text:span text:style-name="T5">●</text:span><text:span text:style-name="T5">正解（せいかい）だとスプライトが消える</text:span></text:p>
            <text:p><text:span text:style-name="T5">●</text:span><text:span text:style-name="T5">まちがいを全部見つけたらゲームクリア</text:span></text:p>
            <text:p><text:span text:style-name="T5"/></text:p>
          </draw:text-box>
        </draw:frame>
        <draw:frame draw:style-name="gr5" draw:text-style-name="P9" draw:layer="layout" svg:width="12.2cm" svg:height="0.988cm" svg:x="2cm" svg:y="19.212cm">
          <draw:text-box>
            <text:p><text:span text:style-name="T6"><text:a xlink:href="https://scratch.mit.edu/projects/79888262/#editor" xlink:type="simple">https://scratch.mit.edu/projects/79888262/</text:a></text:span></text:p>
          </draw:text-box>
        </draw:frame>
        <draw:frame draw:style-name="gr6" draw:text-style-name="P10" draw:layer="layout" svg:width="13.2cm" svg:height="9.907cm" svg:x="0.959cm" svg:y="8.363cm">
          <draw:image xlink:href="Pictures/10000201000003D0000002DED25659647BC86163.png" xlink:type="simple" xlink:show="embed" xlink:actuate="onLoad">
            <text:p/>
          </draw:image>
        </draw:frame>
        <draw:custom-shape draw:style-name="gr7" draw:text-style-name="P11" draw:layer="layout" svg:width="10.8cm" svg:height="2.573cm" svg:x="15.96cm" svg:y="18.099cm">
          <text:p text:style-name="P3"><text:span text:style-name="T7">完成したブロックはこのリンクをクリック して見ることができるよ！</text:span></text:p>
          <draw:enhanced-geometry svg:viewBox="0 0 21600 21600" draw:mirror-horizontal="false" draw:mirror-vertical="false" draw:text-areas="800 800 20800 20800" draw:type="round-rectangular-callout" draw:modifiers="-5255.51337839089 14895.1048951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6" draw:text-style-name="P13" draw:layer="layout" svg:width="25.199cm" svg:height="3.541cm" svg:x="0.201cm" svg:y="1.93cm" presentation:class="title" presentation:user-transformed="true">
          <draw:text-box>
            <text:p><text:span text:style-name="T9">「まちがいさがし」の作り方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背景（はいけい）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スプライトを並べ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11.1cm">
          <text:p text:style-name="P14"><text:span text:style-name="T10">「あたりの数」を数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01cm" svg:y="13.501cm">
          <text:p text:style-name="P14"><text:span text:style-name="T10">ゲームクリア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背景を作ろう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swer" presentation:presentation-page-layout-name="AL2T19">
        <draw:frame draw:style-name="gr9" draw:text-style-name="P10" draw:layer="layout" svg:width="19.856cm" svg:height="12.4cm" svg:x="2.4cm" svg:y="6.6cm">
          <draw:image xlink:href="Pictures/10000201000003D400000264D04C2D7F41E05B82.png" xlink:type="simple" xlink:show="embed" xlink:actuate="onLoad">
            <text:p/>
          </draw:image>
        </draw:frame>
        <draw:frame presentation:style-name="pr10" draw:text-style-name="P18" draw:layer="layout" svg:width="25.199cm" svg:height="2.834cm" svg:x="0.201cm" svg:y="2.283cm" presentation:class="title" presentation:user-transformed="true">
          <draw:text-box>
            <text:p><text:span text:style-name="T11">背景を作ろう（</text:span><text:span text:style-name="T11">1</text:span><text:span text:style-name="T11">）</text:span></text:p>
          </draw:text-box>
        </draw:frame>
        <draw:custom-shape draw:style-name="gr10" draw:text-style-name="P19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20" xml:id="id1" draw:id="id1" draw:layer="layout" svg:width="17.4cm" svg:height="3.406cm" svg:x="9.2cm" svg:y="16.794cm">
          <text:p text:style-name="P3"><text:span text:style-name="T12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9.2cm" svg:y1="18.497cm" svg:x2="5.6cm" svg:y2="13.6cm" draw:start-shape="id1" draw:end-shape="id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9" draw:text-style-name="P10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10" draw:text-style-name="P18" draw:layer="layout" svg:width="25.199cm" svg:height="2.834cm" svg:x="0.201cm" svg:y="2.283cm" presentation:class="title" presentation:user-transformed="true">
          <draw:text-box>
            <text:p><text:span text:style-name="T11">背景を作ろう（</text:span><text:span text:style-name="T11">2</text:span><text:span text:style-name="T11">）</text:span></text:p>
          </draw:text-box>
        </draw:frame>
        <draw:custom-shape draw:style-name="gr13" draw:text-style-name="P19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0" xml:id="id3" draw:id="id3" draw:layer="layout" svg:width="15.2cm" svg:height="2.606cm" svg:x="11.8cm" svg:y="17.4cm">
          <text:p text:style-name="P3"><text:span text:style-name="T12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4cm" svg:y1="17.4cm" svg:x2="10cm" svg:y2="10.9cm" draw:start-shape="id3" draw:start-glue-point="0" draw:end-shape="id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draw:frame draw:style-name="gr9" draw:text-style-name="P10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10" draw:text-style-name="P18" draw:layer="layout" svg:width="25.199cm" svg:height="2.834cm" svg:x="0.201cm" svg:y="2.283cm" presentation:class="title" presentation:user-transformed="true">
          <draw:text-box>
            <text:p><text:span text:style-name="T11">背景を作ろう（</text:span><text:span text:style-name="T11">3</text:span><text:span text:style-name="T11">）</text:span></text:p>
          </draw:text-box>
        </draw:frame>
        <draw:custom-shape draw:style-name="gr15" draw:text-style-name="P19" xml:id="id6" draw:id="id6" draw:layer="layout" svg:width="3.4cm" svg:height="2cm" svg:x="5.6cm" svg:y="11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0" xml:id="id5" draw:id="id5" draw:layer="layout" svg:width="15.2cm" svg:height="2.606cm" svg:x="11.8cm" svg:y="17.4cm">
          <text:p text:style-name="P3"><text:span text:style-name="T12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4cm" svg:y1="17.4cm" svg:x2="9cm" svg:y2="12.6cm" draw:start-shape="id5" draw:start-glue-point="0" draw:end-shape="id6" svg:d="M19400 17400l-10400-4800" svg:viewBox="0 0 10401 4801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４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8000003A8320B52568B2A6EFC.png" xlink:type="simple" xlink:show="embed" xlink:actuate="onLoad">
            <text:p/>
          </draw:image>
        </draw:frame>
        <draw:custom-shape draw:style-name="gr16" draw:text-style-name="P19" xml:id="id8" draw:id="id8" draw:layer="layout" svg:width="2.908cm" svg:height="1.458cm" svg:x="3.681cm" svg:y="7.95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0" xml:id="id7" draw:id="id7" draw:layer="layout" svg:width="15.2cm" svg:height="2.606cm" svg:x="11.763cm" svg:y="17.363cm">
          <text:p text:style-name="P3"><text:span text:style-name="T12">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363cm" svg:y1="17.363cm" svg:x2="6.589cm" svg:y2="8.688cm" draw:start-shape="id7" draw:start-glue-point="0" draw:end-shape="id8" svg:d="M19363 17363l-12774-8675" svg:viewBox="0 0 12775 8676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５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5BA0000031213EFFCA81408F21C.png" xlink:type="simple" xlink:show="embed" xlink:actuate="onLoad">
            <text:p/>
          </draw:image>
        </draw:frame>
        <draw:custom-shape draw:style-name="gr17" draw:text-style-name="P19" xml:id="id10" draw:id="id10" draw:layer="layout" svg:width="3.629cm" svg:height="3.474cm" svg:x="15.734cm" svg:y="9.35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20" xml:id="id9" draw:id="id9" draw:layer="layout" svg:width="16.46cm" svg:height="2.606cm" svg:x="10.503cm" svg:y="17.363cm">
          <text:p text:style-name="P3"><text:span text:style-name="T12">背景に使いたい画像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8.733cm" svg:y1="17.363cm" svg:x2="17.548cm" svg:y2="12.828cm" draw:start-shape="id9" draw:start-glue-point="0" draw:end-shape="id10" draw:end-glue-point="2" svg:d="M18733 17363l-1185-4535" svg:viewBox="0 0 1186 4536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６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8000003AA2BD056D8B387BD49.png" xlink:type="simple" xlink:show="embed" xlink:actuate="onLoad">
            <text:p/>
          </draw:image>
        </draw:frame>
        <draw:custom-shape draw:style-name="gr19" draw:text-style-name="P19" xml:id="id12" draw:id="id12" draw:layer="layout" svg:width="3.062cm" svg:height="1.381cm" svg:x="3.449cm" svg:y="8.07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20" xml:id="id11" draw:id="id11" draw:layer="layout" svg:width="16.46cm" svg:height="2.606cm" svg:x="10.503cm" svg:y="17.363cm">
          <text:p text:style-name="P3"><text:span text:style-name="T12">もう一度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8.733cm" svg:y1="17.363cm" svg:x2="4.98cm" svg:y2="9.456cm" draw:start-shape="id11" draw:start-glue-point="0" draw:end-shape="id12" draw:end-glue-point="2" svg:d="M18733 17363l-13753-7907" svg:viewBox="0 0 13754 7908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７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5BA000003123CD7B746EF719DB2.png" xlink:type="simple" xlink:show="embed" xlink:actuate="onLoad">
            <text:p/>
          </draw:image>
        </draw:frame>
        <draw:custom-shape draw:style-name="gr20" draw:text-style-name="P19" xml:id="id14" draw:id="id14" draw:layer="layout" svg:width="3.629cm" svg:height="3.294cm" svg:x="15.671cm" svg:y="9.45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20" xml:id="id13" draw:id="id13" draw:layer="layout" svg:width="16.46cm" svg:height="2.606cm" svg:x="10.503cm" svg:y="17.363cm">
          <text:p text:style-name="P3"><text:span text:style-name="T12">もう一度同じ背景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8.733cm" svg:y1="17.363cm" svg:x2="17.485cm" svg:y2="12.75cm" draw:start-shape="id13" draw:start-glue-point="0" draw:end-shape="id14" draw:end-glue-point="2" svg:d="M18733 17363l-1248-4613" svg:viewBox="0 0 1249 4614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８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A000003AA466CE372C7EE7BED.png" xlink:type="simple" xlink:show="embed" xlink:actuate="onLoad">
            <text:p/>
          </draw:image>
        </draw:frame>
        <draw:custom-shape draw:style-name="gr21" draw:text-style-name="P19" draw:layer="layout" svg:width="7.969cm" svg:height="10.154cm" svg:x="15.865cm" svg:y="6.89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20" draw:layer="layout" svg:width="16.46cm" svg:height="3.566cm" svg:x="10.503cm" svg:y="17.052cm">
          <text:p text:style-name="P3"><text:span text:style-name="T12">背景が重なっているのでマウスで移動（いどう）させ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2" draw:layer="layout" svg:width="2.6cm" svg:height="1.8cm" draw:transform="rotate (-0.851197076197634) translate (21.733cm 10.42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3" draw:layer="layout" svg:width="6.085cm" svg:height="1.822cm" svg:x="13.75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９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4000003AC540CD0413CACD5F6.png" xlink:type="simple" xlink:show="embed" xlink:actuate="onLoad">
            <text:p/>
          </draw:image>
        </draw:frame>
        <draw:custom-shape draw:style-name="gr25" draw:text-style-name="P19" draw:layer="layout" svg:width="1.744cm" svg:height="10.154cm" svg:x="15.541cm" svg:y="6.89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6" draw:text-style-name="P20" draw:layer="layout" svg:width="21.537cm" svg:height="2.442cm" svg:x="5.426cm" svg:y="18.176cm">
          <text:p text:style-name="P3"><text:span text:style-name="T12">「線ツール」で中央に線を引いたら完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7" draw:text-style-name="P19" draw:layer="layout" svg:width="1.744cm" svg:height="1.705cm" svg:x="3.876cm" svg:y="11.16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スプライトを並べよう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スプライトを並べよう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<text:a xlink:href="https://drive.google.com/file/d/0B_BAQSjf1wC0V01RRzlMX0psSFE/view?usp=sharing" xlink:type="simple">好きな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左と右が同じ絵になるように並べ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11.1cm">
          <text:p text:style-name="P14"><text:span text:style-name="T10">いくつかちがうスプライトに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4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2.2cm" svg:height="1.8cm" svg:x="2.839cm" svg:y="13.403cm">
          <text:p text:style-name="P14"><text:span text:style-name="T5">まちがいのスプライトをクリックしたら消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5" draw:layer="layout" svg:width="1.4cm" svg:height="1.4cm" svg:x="2.139cm" svg:y="13.603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2.2cm" svg:height="1.8cm" svg:x="2.839cm" svg:y="15.803cm">
          <text:p text:style-name="P14"><text:span text:style-name="T5">はじめは見えるようにしておこ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5" draw:layer="layout" svg:width="1.4cm" svg:height="1.4cm" svg:x="2.139cm" svg:y="16.003cm">
          <text:p text:style-name="P3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まちがいのスプライトをクリックしたら消そう</text:span></text:p>
          </draw:text-box>
        </draw:frame>
        <draw:frame draw:style-name="gr29" draw:text-style-name="P27" draw:layer="layout" svg:width="27cm" svg:height="2.347cm" svg:x="0.6cm" svg:y="6.005cm">
          <draw:text-box>
            <text:p text:style-name="P6"><text:span text:style-name="T16">こんなブロックを作ってみよう！</text:span></text:p>
          </draw:text-box>
        </draw:frame>
        <draw:custom-shape draw:style-name="gr30" draw:text-style-name="P28" draw:layer="layout" svg:width="12.013cm" svg:height="9.901cm" svg:x="14.644cm" svg:y="9.224cm">
          <text:p text:style-name="P14"><text:span text:style-name="T12">右側のまちがいのスプライトにはこんなブロックを作ってみよう！はじめは見えるように「表示する」ブロックも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6" draw:text-style-name="P10" draw:layer="layout" svg:width="12.057cm" svg:height="8.582cm" svg:x="1.344cm" svg:y="9.883cm">
          <draw:image xlink:href="Pictures/10000201000001D800000150577AC7491433D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「あたりの数」を数えよう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「あたりの数」を数えよう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<text:a xlink:href="https://drive.google.com/file/d/0B_BAQSjf1wC0cXVUZ2NsbUZRa28/view?usp=sharing" xlink:type="simple">変数（へんすう）で「あたりの数」を作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まちがった絵をクリックしたら「あたりの数」をふや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4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まちがった絵をクリックしたら</text:span><text:span text:style-name="T15"><text:line-break/></text:span><text:span text:style-name="T15">「あたりの数」をふやそう</text:span></text:p>
          </draw:text-box>
        </draw:frame>
        <draw:frame draw:style-name="gr29" draw:text-style-name="P27" draw:layer="layout" svg:width="27cm" svg:height="2.347cm" svg:x="0.6cm" svg:y="6.006cm">
          <draw:text-box>
            <text:p text:style-name="P6"><text:span text:style-name="T16">こんなブロックを作ってみよう！</text:span></text:p>
          </draw:text-box>
        </draw:frame>
        <draw:frame draw:style-name="gr6" draw:text-style-name="P10" draw:layer="layout" svg:width="13.493cm" svg:height="6.802cm" svg:x="7.254cm" svg:y="8.653cm">
          <draw:image xlink:href="Pictures/10000201000001D4000000ECD3648A98167DB06B.png" xlink:type="simple" xlink:show="embed" xlink:actuate="onLoad">
            <text:p/>
          </draw:image>
        </draw:frame>
        <draw:custom-shape draw:style-name="gr31" draw:text-style-name="P28" draw:layer="layout" svg:width="17.168cm" svg:height="4.144cm" svg:x="5.416cm" svg:y="16.122cm">
          <text:p text:style-name="P14"><text:span text:style-name="T12">まちがった絵をクリックした後にブロックを足そ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2" draw:text-style-name="P10" draw:layer="layout" svg:width="13.049cm" svg:height="2.409cm" svg:x="6.777cm" svg:y="12.5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ゲームクリアを作ろう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ゲームクリアを作ろう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<text:a xlink:href="https://drive.google.com/file/d/0B_BAQSjf1wC0XzV0MVRHaEo2MGc/view?usp=sharing" xlink:type="simple">ゲームクリアの背景を作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「あたりの数」が３になったら背景をゲームクリアに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11.1cm">
          <text:p text:style-name="P14"><text:span text:style-name="T17">背景がゲームクリアになったら全てのスプライトを消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4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2.2cm" svg:height="1.8cm" svg:x="2.813cm" svg:y="13.401cm">
          <text:p text:style-name="P14"><text:span text:style-name="T5">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5" draw:layer="layout" svg:width="1.4cm" svg:height="1.4cm" svg:x="2.113cm" svg:y="13.601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「あたりの数」が３になったら</text:span><text:span text:style-name="T15"><text:line-break/></text:span><text:span text:style-name="T15">ゲームクリアの背景にしよう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3" draw:text-style-name="P28" draw:layer="layout" svg:width="12.479cm" svg:height="11.221cm" svg:x="13.208cm" svg:y="8.78cm">
            <text:p text:style-name="P14"><text:span text:style-name="T12">背景にこんなブロックを作ろう！まちがった絵がもっとあるときには「３」をまちがいの数に変えよう！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9.482cm" svg:height="12.049cm" svg:x="2.314cm" svg:y="8.366cm">
            <draw:image xlink:href="Pictures/10000201000001CA00000246C65F5BF6BC26474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背景がゲームクリアになったら</text:span><text:span text:style-name="T15"><text:line-break/></text:span><text:span text:style-name="T15">全てのスプライトを消そう</text:span><text:span text:style-name="T15">(</text:span><text:span text:style-name="T15">１</text:span><text:span text:style-name="T15">)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4" draw:text-style-name="P28" draw:layer="layout" svg:width="13.038cm" svg:height="6.105cm" svg:x="13.262cm" svg:y="14.107cm">
            <text:p text:style-name="P14"><text:span text:style-name="T12">背景の中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11.002cm" svg:height="11.244cm" svg:x="1.7cm" svg:y="8.968cm">
            <draw:image xlink:href="Pictures/10000201000001C6000001D056C95E74B0AF97F6.png" xlink:type="simple" xlink:show="embed" xlink:actuate="onLoad">
              <text:p/>
            </draw:image>
          </draw:frame>
        </draw:g>
        <draw:custom-shape draw:style-name="gr35" draw:text-style-name="P10" draw:layer="layout" svg:width="11.942cm" svg:height="1.805cm" svg:x="1.429cm" svg:y="15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背景がゲームクリアになったら</text:span><text:span text:style-name="T15"><text:line-break/></text:span><text:span text:style-name="T15">全てのスプライトを消そう</text:span><text:span text:style-name="T15">(</text:span><text:span text:style-name="T15">２</text:span><text:span text:style-name="T15">)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6" draw:text-style-name="P28" draw:layer="layout" svg:width="21.145cm" svg:height="5.214cm" svg:x="3.428cm" svg:y="14.998cm">
            <text:p text:style-name="P14"><text:span text:style-name="T12">背景以外のスプライト全部にこのブロックを作ろう！（コピーすると簡単だよ）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13.399cm" svg:height="5.251cm" svg:x="7.301cm" svg:y="8.823cm">
            <draw:image xlink:href="Pictures/10000201000001C6000000B2D0FEA3B6B81B3CC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ゲームを止めよう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7" draw:text-style-name="P28" draw:layer="layout" svg:width="13.45cm" svg:height="4.787cm" svg:x="12.958cm" svg:y="15.425cm">
            <text:p text:style-name="P14"><text:span text:style-name="T12">背景の中にこのブロックを足そう！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10.468cm" svg:height="11.846cm" svg:x="1.592cm" svg:y="8.366cm">
            <draw:image xlink:href="Pictures/10000201000001C800000204C69615BA3B8C6738.png" xlink:type="simple" xlink:show="embed" xlink:actuate="onLoad">
              <text:p/>
            </draw:image>
          </draw:frame>
        </draw:g>
        <draw:custom-shape draw:style-name="gr38" draw:text-style-name="P10" draw:layer="layout" svg:width="11.355cm" svg:height="1.805cm" svg:x="1.244cm" svg:y="17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nswer-title">
      <style:graphic-properties draw:auto-grow-height="false" fo:min-height="3.507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6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0C2D5777CFF05846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1:33.221079208</dc:date>
    <meta:editing-duration>P9DT3H3M48S</meta:editing-duration>
    <meta:editing-cycles>1026</meta:editing-cycles>
    <meta:generator>LibreOffice/5.1.6.2$Linux_X86_64 LibreOffice_project/10m0$Build-2</meta:generator>
    <meta:document-statistic meta:object-count="254"/>
  </office:meta>
</office:document-meta>
</file>